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23ED2E57A18C923BB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fill="solid" draw:fill-color="#0000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1.482cm"/>
      <style:paragraph-properties style:writing-mode="lr-tb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0.598cm"/>
      <style:paragraph-properties style:writing-mode="lr-tb"/>
    </style:style>
    <style:style style:name="gr9" style:family="graphic" style:parent-style-name="standard">
      <style:graphic-properties draw:stroke="none" draw:fill="none" fo:min-height="0.823cm"/>
      <style:paragraph-properties style:writing-mode="lr-tb"/>
    </style:style>
    <style:style style:name="gr10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/>
    </style:style>
    <style:style style:name="gr14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1cm" fo:min-width="0.729cm"/>
    </style:style>
    <style:style style:name="gr15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16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  <style:paragraph-properties style:writing-mode="lr-tb"/>
    </style:style>
    <style:style style:name="gr17" style:family="graphic" style:parent-style-name="objectwithoutfill">
      <style:graphic-properties svg:stroke-width="0.102cm" svg:stroke-color="#3333ff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textarea-vertical-align="middle" draw:auto-grow-height="false" fo:min-height="1.395cm" fo:min-width="1.061cm"/>
    </style:style>
    <style:style style:name="gr19" style:family="graphic" style:parent-style-name="standard">
      <style:graphic-properties draw:textarea-vertical-align="middle" draw:auto-grow-height="false" fo:min-height="1.486cm" fo:min-width="1.061cm"/>
    </style:style>
    <style:style style:name="gr20" style:family="graphic" style:parent-style-name="standard">
      <style:graphic-properties draw:textarea-vertical-align="middle" draw:auto-grow-height="false" fo:min-height="1.36cm" fo:min-width="1.26cm"/>
    </style:style>
    <style:style style:name="gr21" style:family="graphic" style:parent-style-name="objectwithoutfill">
      <style:graphic-properties svg:stroke-width="0.102cm" svg:stroke-color="#ff3333" draw:marker-start-width="0.352cm" draw:marker-end-width="0.352cm" draw:fill="solid" draw:fill-color="#0066cc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1.95cm"/>
      <style:paragraph-properties style:writing-mode="lr-tb"/>
    </style:style>
    <style:style style:name="gr24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2.21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draw:fill-color="#ccffcc" draw:opacity="40%" draw:textarea-horizontal-align="justify" draw:textarea-vertical-align="middle" draw:auto-grow-height="false" fo:min-height="0.767cm" fo:min-width="1.279cm" draw:shadow-offset-x="0.203cm" draw:shadow-offset-y="0.203cm" draw:shadow-opacity="40%"/>
      <style:paragraph-properties style:writing-mode="lr-tb"/>
    </style:style>
    <style:style style:name="gr29" style:family="graphic" style:parent-style-name="standard">
      <style:graphic-properties draw:opacity="40%" draw:textarea-horizontal-align="justify" draw:textarea-vertical-align="middle" draw:auto-grow-height="false" fo:min-height="0.767cm" fo:min-width="1.279cm" draw:shadow-offset-x="0.203cm" draw:shadow-offset-y="0.203cm" draw:shadow-opacity="40%"/>
      <style:paragraph-properties style:writing-mode="lr-tb"/>
    </style:style>
    <style:style style:name="gr30" style:family="graphic" style:parent-style-name="standard">
      <style:graphic-properties draw:fill-color="#aea79f" draw:opacity="40%" draw:textarea-horizontal-align="justify" draw:textarea-vertical-align="middle" draw:auto-grow-height="false" fo:min-height="0.767cm" fo:min-width="1.279cm" draw:shadow-offset-x="0.203cm" draw:shadow-offset-y="0.203cm" draw:shadow-opacity="40%"/>
      <style:paragraph-properties style:writing-mode="lr-tb"/>
    </style:style>
    <style:style style:name="gr31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/>
      <style:paragraph-properties style:writing-mode="lr-tb"/>
    </style:style>
    <style:style style:name="gr32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/>
      <style:paragraph-properties style:writing-mode="lr-tb"/>
    </style:style>
    <style:style style:name="gr33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556cm" fo:min-width="0.82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>
      <style:graphic-properties style:protect="size"/>
    </style:style>
    <style:style style:name="gr3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5cm" fo:min-width="1.539cm"/>
      <style:paragraph-properties style:writing-mode="lr-tb"/>
    </style:style>
    <style:style style:name="gr39" style:family="graphic" style:parent-style-name="standard">
      <style:graphic-properties draw:stroke="none" draw:fill="none" fo:min-height="0.646cm"/>
      <style:paragraph-properties style:writing-mode="lr-tb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5cm" fo:min-width="1.532cm"/>
      <style:paragraph-properties style:writing-mode="lr-tb"/>
    </style:style>
    <style:style style:name="gr41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true" fo:min-height="0.645cm" fo:min-width="1.532cm"/>
      <style:paragraph-properties style:writing-mode="lr-tb"/>
    </style:style>
    <style:style style:name="gr42" style:family="graphic" style:parent-style-name="objectwithoutfill">
      <style:graphic-properties draw:stroke="dash" draw:stroke-dash="Dashed_20__28_var_29_" svg:stroke-width="0.102cm" svg:stroke-color="#ff3333" draw:marker-start-width="0.352cm" draw:marker-end-width="0.352cm" draw:fill="solid" draw:fill-color="#0066cc" draw:textarea-vertical-align="middle" fo:padding-top="0.175cm" fo:padding-bottom="0.175cm" fo:padding-left="0.3cm" fo:padding-right="0.3cm"/>
    </style:style>
    <style:style style:name="gr43" style:family="graphic" style:parent-style-name="Default_20_Drawing_20_Style_5f_1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44" style:family="graphic" style:parent-style-name="Default_20_Drawing_20_Style_5f_1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45" style:family="graphic" style:parent-style-name="Default_20_Drawing_20_Style_5f_1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46" style:family="graphic" style:parent-style-name="Default_20_Drawing_20_Style_5f_1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47" style:family="graphic" style:parent-style-name="Default_20_Drawing_20_Style_5f_1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48" style:family="graphic" style:parent-style-name="Default_20_Drawing_20_Style_5f_1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49" style:family="graphic" style:parent-style-name="Default_20_Drawing_20_Style_5f_1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50" style:family="graphic" style:parent-style-name="Object_20_without_20_fill_5f_1">
      <style:graphic-properties svg:stroke-width="0.1cm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51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1.467cm"/>
      <style:paragraph-properties style:writing-mode="lr-tb"/>
    </style:style>
    <style:style style:name="gr53" style:family="graphic" style:parent-style-name="Default_20_Drawing_20_Style_5f_1">
      <style:graphic-properties draw:stroke="none" draw:fill="none" fo:min-height="0.713cm"/>
      <style:paragraph-properties style:writing-mode="lr-tb"/>
    </style:style>
    <style:style style:name="gr54" style:family="graphic" style:parent-style-name="Default_20_Drawing_20_Style_5f_1">
      <style:graphic-properties draw:stroke="none" draw:fill="none" fo:min-height="0.712cm"/>
      <style:paragraph-properties style:writing-mode="lr-tb"/>
    </style:style>
    <style:style style:name="gr55" style:family="graphic" style:parent-style-name="Default_20_Drawing_20_Style_5f_1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56" style:family="graphic" style:parent-style-name="Default_20_Drawing_20_Style_5f_1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57" style:family="graphic" style:parent-style-name="Default_20_Drawing_20_Style_5f_1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58" style:family="graphic" style:parent-style-name="Default_20_Drawing_20_Style_5f_1" style:list-style-name="L1">
      <style:graphic-properties draw:fill="solid" draw:fill-color="#ffcccc" draw:textarea-horizontal-align="justify" draw:textarea-vertical-align="middle" draw:auto-grow-height="false" fo:min-height="0.654cm" fo:min-width="4.903cm"/>
      <style:paragraph-properties style:writing-mode="lr-tb"/>
    </style:style>
    <style:style style:name="gr59" style:family="graphic" style:parent-style-name="Default_20_Drawing_20_Style_5f_1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60" style:family="graphic" style:parent-style-name="Default_20_Drawing_20_Style_5f_1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61" style:family="graphic" style:parent-style-name="Default_20_Drawing_20_Style_5f_1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62" style:family="graphic" style:parent-style-name="Default_20_Drawing_20_Style_5f_1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63" style:family="graphic" style:parent-style-name="Default_20_Drawing_20_Style_5f_1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64" style:family="graphic" style:parent-style-name="Default_20_Drawing_20_Style_5f_1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65" style:family="graphic" style:parent-style-name="Default_20_Drawing_20_Style_5f_1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66" style:family="graphic" style:parent-style-name="Default_20_Drawing_20_Style_5f_1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67" style:family="graphic" style:parent-style-name="Default_20_Drawing_20_Style_5f_1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68" style:family="graphic" style:parent-style-name="Default_20_Drawing_20_Style_5f_1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69" style:family="graphic" style:parent-style-name="Default_20_Drawing_20_Style_5f_1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70" style:family="graphic" style:parent-style-name="Default_20_Drawing_20_Style_5f_1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71" style:family="graphic" style:parent-style-name="Default_20_Drawing_20_Style_5f_1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72" style:family="graphic" style:parent-style-name="Default_20_Drawing_20_Style_5f_1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73" style:family="graphic" style:parent-style-name="Default_20_Drawing_20_Style_5f_1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74" style:family="graphic" style:parent-style-name="standard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75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76" style:family="graphic" style:parent-style-name="standard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77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78" style:family="graphic" style:parent-style-name="standard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79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80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81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82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83" style:family="graphic" style:parent-style-name="objectwithoutfill">
      <style:graphic-properties svg:stroke-width="0.1cm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84" style:family="graphic" style:parent-style-name="objectwithoutfill">
      <style:graphic-properties svg:stroke-width="0.1cm" draw:marker-start-width="0.35cm" draw:marker-end="Rounded_20_short_20_Arrow" draw:marker-end-width="0.45cm" draw:fill="none" draw:textarea-vertical-align="middle" fo:padding-top="0.175cm" fo:padding-bottom="0.175cm" fo:padding-left="0.3cm" fo:padding-right="0.3cm"/>
    </style:style>
    <style:style style:name="gr85" style:family="graphic" style:parent-style-name="standard">
      <style:graphic-properties draw:stroke="none" draw:fill="none" fo:min-height="0.712cm"/>
      <style:paragraph-properties style:writing-mode="lr-tb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35cm, 1.67cm, 3.851cm, 7.314cm)" draw:image-opacity="100%" style:mirror="none"/>
    </style:style>
    <style:style style:name="gr87" style:family="graphic" style:parent-style-name="standard">
      <style:graphic-properties draw:stroke="none" draw:fill="none" fo:min-height="1.423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54cm"/>
      <style:paragraph-properties style:writing-mode="lr-tb"/>
    </style:style>
    <style:style style:name="gr89" style:family="graphic" style:parent-style-name="standard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90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91" style:family="graphic" style:parent-style-name="standard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92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93" style:family="graphic" style:parent-style-name="standard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94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95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96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97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.6999998092651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8" style:family="paragraph">
      <loext:graphic-properties draw:fill="none"/>
      <style:paragraph-properties style:writing-mode="lr-tb"/>
      <style:text-properties fo:font-size="16.2999992370605pt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loext:graphic-properties draw:fill="hatch" draw:fill-color="#0000ff" draw:fill-hatch-name="Black_20_45_20_Degrees"/>
      <style:paragraph-properties fo:text-align="center"/>
    </style:style>
    <style:style style:name="P11" style:family="paragraph">
      <loext:graphic-properties draw:fill="hatch" draw:fill-color="#0000ff" draw:fill-hatch-name="Black_20_90_20_Degrees"/>
      <style:paragraph-properties fo:text-align="center"/>
    </style:style>
    <style:style style:name="P12" style:family="paragraph">
      <style:paragraph-properties fo:text-align="center" style:writing-mode="lr-tb"/>
      <style:text-properties fo:font-size="16.2999992370605pt"/>
    </style:style>
    <style:style style:name="P13" style:family="paragraph">
      <loext:graphic-properties draw:fill="hatch" draw:fill-color="#0000ff" draw:fill-hatch-name="Black_20_90_20_Degrees"/>
      <style:paragraph-properties fo:text-align="center" style:writing-mode="lr-tb"/>
      <style:text-properties fo:font-size="16.2999992370605pt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0066cc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6.2999992370605pt"/>
    </style:style>
    <style:style style:name="P17" style:family="paragraph">
      <loext:graphic-properties draw:fill="none" draw:fill-color="#ffffff"/>
      <style:paragraph-properties style:writing-mode="lr-tb"/>
      <style:text-properties fo:font-size="39.9000015258789pt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text-align="center" style:writing-mode="lr-tb"/>
      <style:text-properties fo:font-size="14pt" style:font-size-asian="18pt" style:font-size-complex="18pt"/>
    </style:style>
    <style:style style:name="P20" style:family="paragraph">
      <loext:graphic-properties draw:fill-color="#ccffcc" draw:opacity="40%"/>
      <style:paragraph-properties fo:text-align="center" style:writing-mode="lr-tb"/>
      <style:text-properties fo:font-size="14pt" style:font-size-asian="18pt" style:font-size-complex="18pt"/>
    </style:style>
    <style:style style:name="P21" style:family="paragraph">
      <loext:graphic-properties draw:opacity="40%"/>
      <style:paragraph-properties fo:text-align="center" style:writing-mode="lr-tb"/>
      <style:text-properties fo:font-size="14pt" style:font-size-asian="18pt" style:font-size-complex="18pt"/>
    </style:style>
    <style:style style:name="P22" style:family="paragraph">
      <loext:graphic-properties draw:fill-color="#aea79f" draw:opacity="40%"/>
      <style:paragraph-properties fo:text-align="center" style:writing-mode="lr-tb"/>
      <style:text-properties fo:font-size="14pt" style:font-size-asian="18pt" style:font-size-complex="18p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solid" draw:fill-color="#ffff00"/>
      <style:paragraph-properties fo:text-align="center" style:writing-mode="lr-tb"/>
    </style:style>
    <style:style style:name="P25" style:family="paragraph">
      <loext:graphic-properties draw:fill="solid" draw:fill-color="#0000ff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7" style:family="paragraph">
      <loext:graphic-properties draw:fill-color="#ffffff"/>
      <style:paragraph-properties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loext:graphic-properties draw:fill="solid" draw:fill-color="#0066cc"/>
      <style:paragraph-properties fo:text-align="center" style:writing-mode="lr-tb"/>
      <style:text-properties fo:font-size="16pt" style:font-size-asian="16pt" style:font-size-complex="16pt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rl-tb"/>
    </style:style>
    <style:style style:name="P34" style:family="paragraph">
      <loext:graphic-properties draw:fill="solid" draw:fill-color="#ccff99"/>
      <style:paragraph-properties fo:margin-left="0cm" fo:margin-right="0cm" fo:margin-top="0cm" fo:margin-bottom="0cm" fo:line-height="100%" fo:text-align="center" fo:text-indent="0cm" style:writing-mode="rl-tb"/>
    </style:style>
    <style:style style:name="P3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 style:writing-mode="rl-tb"/>
    </style:style>
    <style:style style:name="P36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 style:writing-mode="rl-tb"/>
    </style:style>
    <style:style style:name="P37" style:family="paragraph">
      <loext:graphic-properties draw:fill="solid" draw:fill-color="#ffcccc"/>
      <style:paragraph-properties fo:margin-left="0cm" fo:margin-right="0cm" fo:margin-top="0cm" fo:margin-bottom="0cm" fo:line-height="100%" fo:text-align="center" fo:text-indent="0cm" style:writing-mode="rl-tb"/>
    </style:style>
    <style:style style:name="P38" style:family="paragraph">
      <loext:graphic-properties draw:fill="solid" draw:fill-color="#ff99cc"/>
      <style:paragraph-properties fo:margin-left="0cm" fo:margin-right="0cm" fo:margin-top="0cm" fo:margin-bottom="0cm" fo:line-height="100%" fo:text-align="center" fo:text-indent="0cm" style:writing-mode="rl-tb"/>
    </style:style>
    <style:style style:name="P39" style:family="paragraph">
      <loext:graphic-properties draw:fill="none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41" style:family="paragraph">
      <loext:graphic-properties draw:fill="solid" draw:fill-color="#ccff99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4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43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44" style:family="paragraph">
      <loext:graphic-properties draw:fill="solid" draw:fill-color="#ffcccc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45" style:family="paragraph">
      <loext:graphic-properties draw:fill="solid" draw:fill-color="#ff99cc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4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normal" style:font-size-asian="15pt" style:font-style-asian="normal" style:font-size-complex="15pt" style:font-style-complex="normal"/>
    </style:style>
    <style:style style:name="T5" style:family="text">
      <style:text-properties fo:font-size="16.2999992370605pt"/>
    </style:style>
    <style:style style:name="T6" style:family="text">
      <style:text-properties fo:font-size="44pt" fo:font-weight="bold" style:font-size-asian="18pt" style:font-weight-asian="bold" style:font-size-complex="18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16.2999992370605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12.089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13.438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14.855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10.832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935cm" svg:height="0.871cm" svg:x="12.542cm" svg:y="1.092cm">
          <draw:text-box>
            <text:p><text:span text:style-name="T1">gene1</text:span></text:p>
          </draw:text-box>
        </draw:frame>
        <draw:frame draw:style-name="gr6" draw:text-style-name="P5" draw:layer="layout" svg:width="1.982cm" svg:height="0.871cm" svg:x="12.495cm" svg:y="2.152cm">
          <draw:text-box>
            <text:p><text:span text:style-name="T1">gene2</text:span></text:p>
          </draw:text-box>
        </draw:frame>
        <draw:g>
          <draw:line draw:style-name="gr7" draw:text-style-name="P6" draw:layer="layout" svg:x1="10.621cm" svg:y1="3.234cm" svg:x2="12.09cm" svg:y2="4.139cm">
            <text:p/>
          </draw:line>
          <draw:line draw:style-name="gr7" draw:text-style-name="P6" draw:layer="layout" svg:x1="10.832cm" svg:y1="1.795cm" svg:x2="12.089cm" svg:y2="4.139cm">
            <text:p/>
          </draw:line>
        </draw:g>
        <draw:g>
          <draw:line draw:style-name="gr7" draw:text-style-name="P6" draw:layer="layout" svg:x1="12.399cm" svg:y1="3.277cm" svg:x2="13.415cm" svg:y2="4.139cm">
            <text:p/>
          </draw:line>
          <draw:line draw:style-name="gr7" draw:text-style-name="P6" draw:layer="layout" svg:x1="13.437cm" svg:y1="4.139cm" svg:x2="14.431cm" svg:y2="3.277cm">
            <text:p/>
          </draw:line>
        </draw:g>
        <draw:g>
          <draw:line draw:style-name="gr7" draw:text-style-name="P6" draw:layer="layout" svg:x1="14.855cm" svg:y1="4.139cm" svg:x2="16.364cm" svg:y2="3.963cm">
            <text:p/>
          </draw:line>
          <draw:line draw:style-name="gr7" draw:text-style-name="P6" draw:layer="layout" svg:x1="14.855cm" svg:y1="4.139cm" svg:x2="15.861cm" svg:y2="2.025cm">
            <text:p/>
          </draw:line>
        </draw:g>
        <draw:frame draw:style-name="gr8" draw:text-style-name="P7" draw:layer="layout" svg:width="1.722cm" svg:height="0.848cm" svg:x="10.531cm" svg:y="6.171cm">
          <draw:text-box>
            <text:p><text:span text:style-name="T2">Zra</text:span><text:span text:style-name="T3">I</text:span></text:p>
          </draw:text-box>
        </draw:frame>
        <draw:frame draw:style-name="gr9" draw:text-style-name="P8" draw:layer="layout" svg:width="2.339cm" svg:height="1.073cm" svg:x="14.539cm" svg:y="6.171cm">
          <draw:text-box>
            <text:p><text:span text:style-name="T2">Eco</text:span><text:span text:style-name="T4">R</text:span><text:span text:style-name="T3">V</text:span></text:p>
          </draw:text-box>
        </draw:frame>
        <draw:frame draw:style-name="gr8" draw:text-style-name="P7" draw:layer="layout" svg:width="1.385cm" svg:height="0.848cm" svg:x="12.761cm" svg:y="6.171cm">
          <draw:text-box>
            <text:p><text:span text:style-name="T2">Aji</text:span><text:span text:style-name="T3">I</text:span></text:p>
          </draw:text-box>
        </draw:frame>
        <draw:custom-shape draw:style-name="gr10" draw:text-style-name="P4" draw:layer="layout" svg:width="0.531cm" svg:height="0.92cm" svg:x="3.06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5.4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5.489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8.182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8.17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0.531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0.531cm" svg:height="0.92cm" svg:x="3.05cm" svg:y="9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0.531cm" svg:y="11.4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7" draw:id="id7" draw:layer="layout" svg:width="1.257cm" svg:height="0.299cm" svg:x="9.575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9" draw:id="id9" draw:layer="layout" svg:width="1.257cm" svg:height="0.299cm" svg:x="16.273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4" draw:id="id4" draw:layer="layout" svg:width="1.257cm" svg:height="0.299cm" svg:x="5.068cm" svg:y="16.3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6" draw:id="id6" draw:layer="layout" svg:width="1.257cm" svg:height="0.299cm" svg:x="19.533cm" svg:y="18.0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" draw:id="id1" draw:layer="layout" svg:width="1.257cm" svg:height="0.299cm" svg:x="1.792cm" svg:y="10.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3" draw:id="id3" draw:layer="layout" svg:width="1.257cm" svg:height="0.299cm" svg:x="11.042cm" svg:y="12.044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6" draw:layer="layout" draw:type="curve" draw:line-skew="0.31cm" svg:x1="1.792cm" svg:y1="10.189cm" svg:x2="5.065cm" svg:y2="12.984cm" draw:start-shape="id1" draw:start-glue-point="3" draw:end-shape="id2" draw:end-glue-point="3" svg:d="M1792 10189c-288 0-1924 2795 3273 2795" svg:viewBox="0 0 3744 2796">
          <text:p/>
        </draw:connector>
        <draw:connector draw:style-name="gr17" draw:text-style-name="P6" draw:layer="layout" draw:type="curve" draw:line-skew="-0.627cm" svg:x1="7.515cm" svg:y1="12.984cm" svg:x2="12.299cm" svg:y2="12.193cm" draw:start-shape="id2" draw:start-glue-point="1" draw:end-shape="id3" draw:end-glue-point="1" svg:d="M7515 12984c6987 0 4595-791 4784-791" svg:viewBox="0 0 5032 792">
          <text:p/>
        </draw:connector>
        <draw:custom-shape draw:style-name="gr18" draw:text-style-name="P14" draw:layer="layout" svg:width="1.561cm" svg:height="1.645cm" draw:transform="rotate (1.5707963267949) translate (18.904cm 7.58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9" draw:text-style-name="P14" draw:layer="layout" svg:width="1.561cm" svg:height="1.736cm" draw:transform="rotate (1.5707963267949) translate (6.345cm 7.58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20" draw:text-style-name="P14" draw:layer="layout" svg:width="1.76cm" svg:height="1.61cm" svg:x="22.599cm" svg:y="15.977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0" draw:text-style-name="P14" draw:layer="layout" svg:width="1.76cm" svg:height="1.61cm" svg:x="2.025cm" svg:y="15.46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onnector draw:style-name="gr21" draw:text-style-name="P15" draw:layer="layout" draw:type="curve" svg:x1="5.068cm" svg:y1="16.513cm" svg:x2="9.352cm" svg:y2="19.496cm" draw:start-shape="id4" draw:start-glue-point="3" draw:end-shape="id5" draw:end-glue-point="3" svg:d="M5068 16513c-753 0-2895 2983 4284 2983" svg:viewBox="0 0 5176 2984">
          <text:p/>
        </draw:connector>
        <draw:connector draw:style-name="gr22" draw:text-style-name="P6" draw:layer="layout" draw:type="curve" svg:x1="12.068cm" svg:y1="19.496cm" svg:x2="20.79cm" svg:y2="18.158cm" draw:start-shape="id5" draw:start-glue-point="1" draw:end-shape="id6" draw:end-glue-point="1" svg:d="M12068 19496c13834 0 9473-1338 8722-1338" svg:viewBox="0 0 9965 1339">
          <text:p/>
        </draw:connector>
        <draw:frame draw:style-name="gr23" draw:text-style-name="P16" xml:id="id2" draw:id="id2" draw:layer="layout" svg:width="2.45cm" svg:height="0.899cm" svg:x="5.065cm" svg:y="12.535cm">
          <draw:text-box>
            <text:p><text:span text:style-name="T5">pY</text:span><text:span text:style-name="T5">P</text:span><text:span text:style-name="T5">K0</text:span></text:p>
          </draw:text-box>
        </draw:frame>
        <draw:connector draw:style-name="gr24" draw:text-style-name="P6" draw:layer="layout" draw:type="curve" svg:x1="9.575cm" svg:y1="5.476cm" svg:x2="12.089cm" svg:y2="7.536cm" draw:start-shape="id7" draw:start-glue-point="3" draw:end-shape="id8" draw:end-glue-point="3" svg:d="M9575 5476c-753 0-2010 2060 2514 2060" svg:viewBox="0 0 3266 2061">
          <text:p/>
        </draw:connector>
        <draw:connector draw:style-name="gr24" draw:text-style-name="P6" draw:layer="layout" draw:type="curve" svg:x1="17.53cm" svg:y1="5.476cm" svg:x2="14.539cm" svg:y2="7.536cm" draw:start-shape="id9" draw:start-glue-point="1" draw:end-shape="id8" draw:end-glue-point="1" svg:d="M17530 5476c751 0 2247 2060-2991 2060" svg:viewBox="0 0 3779 2061">
          <text:p/>
        </draw:connector>
        <draw:frame draw:style-name="gr23" draw:text-style-name="P16" xml:id="id8" draw:id="id8" draw:layer="layout" svg:width="2.45cm" svg:height="0.899cm" svg:x="12.089cm" svg:y="7.087cm">
          <draw:text-box>
            <text:p><text:span text:style-name="T5">pYP</text:span><text:span text:style-name="T5">Ka</text:span></text:p>
          </draw:text-box>
        </draw:frame>
        <draw:custom-shape draw:style-name="gr16" draw:text-style-name="P13" draw:layer="layout" svg:width="1.257cm" svg:height="0.299cm" svg:x="19.4cm" svg:y="17.32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7" draw:layer="layout" svg:width="3.52cm" svg:height="1.991cm" svg:x="6.339cm" svg:y="1.086cm">
          <draw:text-box>
            <text:p><text:span text:style-name="T6">A</text:span></text:p>
          </draw:text-box>
        </draw:frame>
        <draw:frame draw:style-name="gr25" draw:text-style-name="P17" draw:layer="layout" svg:width="3.52cm" svg:height="1.991cm" svg:x="27.235cm" svg:y="0.778cm">
          <draw:text-box>
            <text:p><text:span text:style-name="T6">B</text:span></text:p>
          </draw:text-box>
        </draw:frame>
        <draw:frame draw:style-name="gr25" draw:text-style-name="P17" draw:layer="layout" svg:width="3.52cm" svg:height="1.991cm" svg:x="7.377cm" svg:y="16.993cm">
          <draw:text-box>
            <text:p><text:span text:style-name="T6">E</text:span></text:p>
          </draw:text-box>
        </draw:frame>
        <draw:frame draw:style-name="gr26" draw:text-style-name="P16" xml:id="id5" draw:id="id5" draw:layer="layout" svg:width="2.716cm" svg:height="0.899cm" svg:x="9.352cm" svg:y="19.047cm">
          <draw:text-box>
            <text:p><text:span text:style-name="T5">pYPKpw</text:span></text:p>
          </draw:text-box>
        </draw:frame>
        <draw:frame draw:style-name="gr27" draw:text-style-name="P18" xml:id="id10" draw:id="id10" draw:layer="layout" svg:width="1.778cm" svg:height="0.962cm" svg:x="18.009cm" svg:y="14.707cm">
          <draw:text-box>
            <text:p><text:span text:style-name="T7">Pac</text:span>I</text:p>
          </draw:text-box>
        </draw:frame>
        <draw:line draw:style-name="gr7" draw:text-style-name="P6" draw:layer="layout" svg:x1="11.383cm" svg:y1="6.325cm" svg:x2="11.891cm" svg:y2="5.817cm">
          <text:p/>
        </draw:line>
        <draw:line draw:style-name="gr7" draw:text-style-name="P6" draw:layer="layout" svg:x1="13.415cm" svg:y1="6.171cm" svg:x2="13.415cm" svg:y2="5.817cm">
          <text:p/>
        </draw:line>
        <draw:line draw:style-name="gr7" draw:text-style-name="P6" draw:layer="layout" svg:x1="15.447cm" svg:y1="6.325cm" svg:x2="14.939cm" svg:y2="5.817cm">
          <text:p/>
        </draw:line>
        <draw:connector draw:style-name="gr7" draw:text-style-name="P6" draw:layer="layout" draw:type="line" svg:x1="18.898cm" svg:y1="15.669cm" svg:x2="18.83cm" svg:y2="17.111cm" draw:start-shape="id10" draw:end-shape="id11" draw:end-glue-point="1" svg:d="M18898 15669l-68 1442" svg:viewBox="0 0 69 1443">
          <text:p/>
        </draw:connector>
        <draw:custom-shape draw:style-name="gr28" draw:text-style-name="P20" draw:layer="layout" svg:width="1.778cm" svg:height="1.016cm" svg:x="8.789cm" svg:y="1.107cm">
          <text:p text:style-name="P19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21" draw:layer="layout" svg:width="1.778cm" svg:height="1.016cm" svg:x="8.789cm" svg:y="2.377cm">
          <text:p text:style-name="P19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2" draw:layer="layout" svg:width="1.778cm" svg:height="1.016cm" svg:x="16.263cm" svg:y="2.423cm">
          <text:p text:style-name="P19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21" draw:layer="layout" svg:width="1.778cm" svg:height="1.016cm" svg:x="16.263cm" svg:y="1.153cm">
          <text:p text:style-name="P19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20" draw:layer="layout" svg:width="1.778cm" svg:height="1.016cm" svg:x="3.639cm" svg:y="7.996cm">
          <text:p text:style-name="P19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935cm" svg:height="0.871cm" svg:x="6.13cm" svg:y="9.241cm">
          <draw:text-box>
            <text:p><text:span text:style-name="T1">gene1</text:span></text:p>
          </draw:text-box>
        </draw:frame>
        <draw:custom-shape draw:style-name="gr29" draw:text-style-name="P21" draw:layer="layout" svg:width="1.778cm" svg:height="1.016cm" svg:x="8.727cm" svg:y="10.2cm">
          <text:p text:style-name="P19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0.531cm" svg:height="0.92cm" svg:x="19.122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21.513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21.542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24.235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24.223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26.584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0.531cm" svg:height="0.92cm" svg:x="19.103cm" svg:y="9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26.584cm" svg:y="11.7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2" draw:id="id12" draw:layer="layout" svg:width="1.257cm" svg:height="0.299cm" svg:x="17.845cm" svg:y="10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14" draw:id="id14" draw:layer="layout" svg:width="1.257cm" svg:height="0.299cm" svg:x="27.095cm" svg:y="12.405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6" draw:layer="layout" draw:type="curve" draw:line-skew="0.31cm" svg:x1="17.845cm" svg:y1="10.55cm" svg:x2="21.318cm" svg:y2="13.245cm" draw:start-shape="id12" draw:start-glue-point="3" draw:end-shape="id13" draw:end-glue-point="3" svg:d="M17845 10550c-288 0-2024 2695 3473 2695" svg:viewBox="0 0 3960 2696">
          <text:p/>
        </draw:connector>
        <draw:connector draw:style-name="gr17" draw:text-style-name="P6" draw:layer="layout" draw:type="curve" draw:line-skew="-0.627cm" svg:x1="23.768cm" svg:y1="13.245cm" svg:x2="28.352cm" svg:y2="12.554cm" draw:start-shape="id13" draw:start-glue-point="1" draw:end-shape="id14" draw:end-glue-point="1" svg:d="M23768 13245c1554 0 1036 8 3060 8 2025 0 2275-699 1524-699" svg:viewBox="0 0 4974 700">
          <text:p/>
        </draw:connector>
        <draw:frame draw:style-name="gr23" draw:text-style-name="P16" xml:id="id13" draw:id="id13" draw:layer="layout" svg:width="2.45cm" svg:height="0.899cm" svg:x="21.318cm" svg:y="12.796cm">
          <draw:text-box>
            <text:p><text:span text:style-name="T5">pYPK0</text:span></text:p>
          </draw:text-box>
        </draw:frame>
        <draw:frame draw:style-name="gr25" draw:text-style-name="P17" draw:layer="layout" svg:width="1.742cm" svg:height="1.991cm" svg:x="3.821cm" svg:y="10.43cm">
          <draw:text-box>
            <text:p><text:span text:style-name="T6">C</text:span></text:p>
          </draw:text-box>
        </draw:frame>
        <draw:frame draw:style-name="gr5" draw:text-style-name="P5" draw:layer="layout" svg:width="1.935cm" svg:height="0.871cm" svg:x="22.183cm" svg:y="9.602cm">
          <draw:text-box>
            <text:p><text:span text:style-name="T1">gene2</text:span></text:p>
          </draw:text-box>
        </draw:frame>
        <draw:custom-shape draw:style-name="gr30" draw:text-style-name="P22" draw:layer="layout" svg:width="1.778cm" svg:height="1.016cm" svg:x="24.78cm" svg:y="10.561cm">
          <text:p text:style-name="P19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21" draw:layer="layout" svg:width="1.778cm" svg:height="1.016cm" svg:x="19.653cm" svg:y="8.357cm">
          <text:p text:style-name="P19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21" draw:layer="layout" svg:width="1.778cm" svg:height="1.016cm" svg:x="11.97cm" svg:y="16.603cm">
          <text:p text:style-name="P19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9" draw:layer="layout" svg:width="0.531cm" svg:height="0.92cm" svg:x="13.814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16.507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8.856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935cm" svg:height="0.871cm" svg:x="14.455cm" svg:y="16.748cm">
          <draw:text-box>
            <text:p><text:span text:style-name="T1">gene2</text:span></text:p>
          </draw:text-box>
        </draw:frame>
        <draw:custom-shape draw:style-name="gr30" draw:text-style-name="P22" xml:id="id11" draw:id="id11" draw:layer="layout" svg:width="1.778cm" svg:height="1.016cm" svg:x="17.052cm" svg:y="16.603cm">
          <text:p text:style-name="P19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0.531cm" svg:height="0.92cm" svg:x="6.317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257cm" svg:height="0.299cm" svg:x="5.06cm" svg:y="15.7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8" draw:layer="layout" svg:width="1.778cm" svg:height="0.962cm" svg:x="4.349cm" svg:y="14.174cm">
          <draw:text-box>
            <text:p><text:span text:style-name="T7">Not</text:span>I</text:p>
          </draw:text-box>
        </draw:frame>
        <draw:line draw:style-name="gr7" draw:text-style-name="P6" draw:layer="layout" svg:x1="5.309cm" svg:y1="14.961cm" svg:x2="6.325cm" svg:y2="16.032cm">
          <text:p/>
        </draw:line>
        <draw:custom-shape draw:style-name="gr11" draw:text-style-name="P9" draw:layer="layout" svg:width="0.531cm" svg:height="0.92cm" svg:x="8.705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11.415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1.778cm" svg:height="1.016cm" svg:x="6.884cm" svg:y="15.016cm">
          <text:p text:style-name="P19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935cm" svg:height="0.871cm" svg:x="9.375cm" svg:y="15.161cm">
          <draw:text-box>
            <text:p><text:span text:style-name="T1">gene1</text:span></text:p>
          </draw:text-box>
        </draw:frame>
        <draw:custom-shape draw:style-name="gr29" draw:text-style-name="P21" draw:layer="layout" svg:width="1.778cm" svg:height="1.016cm" svg:x="11.972cm" svg:y="15.016cm">
          <text:p text:style-name="P19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24" draw:layer="layout" svg:width="0.531cm" svg:height="0.92cm" svg:x="13.75cm" svg:y="15.112cm">
          <text:p text:style-name="P23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5" draw:layer="layout" svg:width="0.531cm" svg:height="0.92cm" svg:x="11.439cm" svg:y="16.699cm">
          <text:p text:style-name="P23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6" draw:layer="layout" svg:x1="20.476cm" svg:y1="1.75cm" svg:x2="20.73cm" svg:y2="1.75cm">
          <text:p/>
        </draw:line>
        <draw:frame draw:style-name="gr34" draw:text-style-name="P26" draw:layer="layout" svg:width="1.328cm" svg:height="0.806cm" svg:x="19.846cm" svg:y="0.944cm">
          <draw:text-box>
            <text:p><text:span text:style-name="T8">577</text:span></text:p>
          </draw:text-box>
        </draw:frame>
        <draw:custom-shape draw:style-name="gr1" draw:text-style-name="P1" draw:layer="layout" svg:width="1.348cm" svg:height="0.759cm" svg:x="22.809cm" svg:y="3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24.158cm" svg:y="3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25.575cm" svg:y="3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21.552cm" svg:y="3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257cm" svg:height="0.299cm" svg:x="20.295cm" svg:y="3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1.257cm" svg:height="0.299cm" svg:x="26.993cm" svg:y="3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6" draw:layer="layout" svg:width="1.524cm" svg:height="0.806cm" svg:x="23.343cm" svg:y="4.526cm">
          <draw:text-box>
            <text:p><text:span text:style-name="T8">567</text:span></text:p>
          </draw:text-box>
        </draw:frame>
        <draw:line draw:style-name="gr36" draw:text-style-name="P6" draw:layer="layout" svg:x1="23.959cm" svg:y1="4.526cm" svg:x2="23.705cm" svg:y2="4.526cm">
          <text:p/>
        </draw:line>
        <draw:line draw:style-name="gr33" draw:text-style-name="P6" draw:layer="layout" svg:x1="22.976cm" svg:y1="2.85cm" svg:x2="23.23cm" svg:y2="2.85cm">
          <text:p/>
        </draw:line>
        <draw:frame draw:style-name="gr34" draw:text-style-name="P26" draw:layer="layout" svg:width="1.328cm" svg:height="0.806cm" svg:x="22.346cm" svg:y="2.044cm">
          <draw:text-box>
            <text:p><text:span text:style-name="T8">468</text:span></text:p>
          </draw:text-box>
        </draw:frame>
        <draw:frame draw:style-name="gr35" draw:text-style-name="P26" draw:layer="layout" svg:width="1.524cm" svg:height="0.806cm" svg:x="24.743cm" svg:y="4.526cm">
          <draw:text-box>
            <text:p><text:span text:style-name="T8">467</text:span></text:p>
          </draw:text-box>
        </draw:frame>
        <draw:line draw:style-name="gr36" draw:text-style-name="P6" draw:layer="layout" svg:x1="25.359cm" svg:y1="4.526cm" svg:x2="25.105cm" svg:y2="4.526cm">
          <text:p/>
        </draw:line>
        <draw:line draw:style-name="gr33" draw:text-style-name="P6" draw:layer="layout" svg:x1="24.376cm" svg:y1="2.85cm" svg:x2="24.63cm" svg:y2="2.85cm">
          <text:p/>
        </draw:line>
        <draw:frame draw:style-name="gr34" draw:text-style-name="P26" draw:layer="layout" svg:width="1.328cm" svg:height="0.806cm" svg:x="23.746cm" svg:y="2.044cm">
          <draw:text-box>
            <text:p><text:span text:style-name="T8">568</text:span></text:p>
          </draw:text-box>
        </draw:frame>
        <draw:frame draw:style-name="gr35" draw:text-style-name="P26" draw:layer="layout" svg:width="1.524cm" svg:height="0.806cm" svg:x="27.443cm" svg:y="5.526cm">
          <draw:text-box>
            <text:p><text:span text:style-name="T8">578</text:span></text:p>
          </draw:text-box>
        </draw:frame>
        <draw:line draw:style-name="gr36" draw:text-style-name="P6" draw:layer="layout" svg:x1="28.059cm" svg:y1="5.526cm" svg:x2="27.805cm" svg:y2="5.526cm">
          <text:p/>
        </draw:line>
        <draw:line draw:style-name="gr33" draw:text-style-name="P6" draw:layer="layout" svg:x1="21.176cm" svg:y1="2.325cm" svg:x2="21.43cm" svg:y2="2.325cm">
          <text:p/>
        </draw:line>
        <draw:frame draw:style-name="gr34" draw:text-style-name="P26" draw:layer="layout" svg:width="1.328cm" svg:height="0.806cm" svg:x="20.846cm" svg:y="1.519cm">
          <draw:text-box>
            <text:p><text:span text:style-name="T8">775</text:span></text:p>
          </draw:text-box>
        </draw:frame>
        <draw:frame draw:style-name="gr35" draw:text-style-name="P26" draw:layer="layout" svg:width="1.524cm" svg:height="0.806cm" svg:x="26.643cm" svg:y="4.851cm">
          <draw:text-box>
            <text:p><text:span text:style-name="T8">778</text:span></text:p>
          </draw:text-box>
        </draw:frame>
        <draw:line draw:style-name="gr36" draw:text-style-name="P6" draw:layer="layout" svg:x1="27.259cm" svg:y1="4.851cm" svg:x2="27.005cm" svg:y2="4.851cm">
          <text:p/>
        </draw:line>
        <draw:frame draw:style-name="gr25" draw:text-style-name="P17" draw:layer="layout" svg:width="1.742cm" svg:height="1.991cm" svg:x="20.041cm" svg:y="10.55cm">
          <draw:text-box>
            <text:p><text:span text:style-name="T6">D</text:span></text:p>
          </draw:text-box>
        </draw:frame>
        <presentation:notes draw:style-name="dp2">
          <draw:page-thumbnail draw:style-name="gr37" draw:layer="layout" svg:width="14.848cm" svg:height="11.136cm" svg:x="3.075cm" svg:y="2.257cm" draw:page-number="1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4" draw:text-style-name="P10" xml:id="id15" draw:id="id15" draw:layer="layout" svg:width="1.257cm" svg:height="0.299cm" svg:x="6.633cm" svg:y="5.2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18" draw:id="id18" draw:layer="layout" svg:width="1.257cm" svg:height="0.299cm" svg:x="21.098cm" svg:y="6.9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5" draw:layer="layout" draw:type="curve" svg:x1="6.633cm" svg:y1="5.432cm" svg:x2="9.081cm" svg:y2="9.941cm" draw:start-shape="id15" draw:start-glue-point="3" draw:end-shape="id16" draw:end-glue-point="3" svg:d="M6633 5432c-753 0-1977 4509 2448 4509" svg:viewBox="0 0 3195 4510">
          <text:p/>
        </draw:connector>
        <draw:connector draw:style-name="gr22" draw:text-style-name="P6" draw:layer="layout" draw:type="curve" svg:x1="20.448cm" svg:y1="9.941cm" svg:x2="22.355cm" svg:y2="7.077cm" draw:start-shape="id17" draw:start-glue-point="1" draw:end-shape="id18" draw:end-glue-point="1" svg:d="M20448 9941c3612 0 2658-2864 1907-2864" svg:viewBox="0 0 2611 2865">
          <text:p/>
        </draw:connector>
        <draw:custom-shape draw:style-name="gr16" draw:text-style-name="P13" draw:layer="layout" svg:width="1.257cm" svg:height="0.299cm" svg:x="20.965cm" svg:y="6.239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28" xml:id="id17" draw:id="id17" draw:layer="layout" svg:width="2.039cm" svg:height="0.895cm" svg:x="18.409cm" svg:y="9.494cm">
          <draw:text-box>
            <text:p><text:span text:style-name="T5">URA3</text:span></text:p>
          </draw:text-box>
        </draw:frame>
        <draw:custom-shape draw:style-name="gr29" draw:text-style-name="P21" draw:layer="layout" svg:width="1.778cm" svg:height="1.016cm" svg:x="13.535cm" svg:y="5.522cm">
          <text:p text:style-name="P19"><text:span text:style-name="T1">prom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9" draw:layer="layout" svg:width="0.531cm" svg:height="0.92cm" svg:x="15.379cm" svg:y="5.6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18.072cm" svg:y="5.6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20.421cm" svg:y="5.6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935cm" svg:height="0.871cm" svg:x="16.02cm" svg:y="5.667cm">
          <draw:text-box>
            <text:p><text:span text:style-name="T1">gene2</text:span></text:p>
          </draw:text-box>
        </draw:frame>
        <draw:custom-shape draw:style-name="gr30" draw:text-style-name="P22" draw:layer="layout" svg:width="1.778cm" svg:height="1.016cm" svg:x="18.617cm" svg:y="5.522cm">
          <text:p text:style-name="P19"><text:span text:style-name="T1">term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0.531cm" svg:height="0.92cm" svg:x="7.882cm" svg:y="4.0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257cm" svg:height="0.299cm" svg:x="6.625cm" svg:y="4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10.27cm" svg:y="4.0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12.98cm" svg:y="4.0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1.778cm" svg:height="1.016cm" svg:x="8.449cm" svg:y="3.935cm">
          <text:p text:style-name="P19"><text:span text:style-name="T1">prom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935cm" svg:height="0.871cm" svg:x="10.94cm" svg:y="4.08cm">
          <draw:text-box>
            <text:p><text:span text:style-name="T1">gene1</text:span></text:p>
          </draw:text-box>
        </draw:frame>
        <draw:custom-shape draw:style-name="gr29" draw:text-style-name="P21" draw:layer="layout" svg:width="1.778cm" svg:height="1.016cm" svg:x="13.537cm" svg:y="3.935cm">
          <text:p text:style-name="P19"><text:span text:style-name="T1">term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24" draw:layer="layout" svg:width="0.531cm" svg:height="0.92cm" svg:x="15.315cm" svg:y="4.031cm">
          <text:p text:style-name="P23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5" draw:layer="layout" svg:width="0.531cm" svg:height="0.92cm" svg:x="13.004cm" svg:y="5.618cm">
          <text:p text:style-name="P23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29" draw:layer="layout" svg:width="2.716cm" svg:height="0.896cm" svg:x="1.831cm" svg:y="9.373cm">
          <draw:text-box>
            <text:p><text:span text:style-name="T5">pYPKpw</text:span></text:p>
          </draw:text-box>
        </draw:frame>
        <draw:frame draw:style-name="gr40" draw:text-style-name="P28" xml:id="id16" draw:id="id16" draw:layer="layout" svg:width="2.032cm" svg:height="0.895cm" svg:x="9.081cm" svg:y="9.494cm">
          <draw:text-box>
            <text:p><text:span text:style-name="T5">amp</text:span></text:p>
          </draw:text-box>
        </draw:frame>
        <draw:frame draw:style-name="gr40" draw:text-style-name="P28" xml:id="id20" draw:id="id20" draw:layer="layout" svg:width="2.032cm" svg:height="0.895cm" svg:x="14.5cm" svg:y="9.494cm">
          <draw:text-box>
            <text:p><text:span text:style-name="T5">2µ</text:span></text:p>
          </draw:text-box>
        </draw:frame>
        <draw:frame draw:style-name="gr40" draw:text-style-name="P28" xml:id="id19" draw:id="id19" draw:layer="layout" svg:width="2.032cm" svg:height="0.895cm" svg:x="11.79cm" svg:y="9.494cm">
          <draw:text-box>
            <text:p><text:span text:style-name="T5">pUC</text:span></text:p>
          </draw:text-box>
        </draw:frame>
        <draw:frame draw:style-name="gr39" draw:text-style-name="P29" draw:layer="layout" svg:width="2.032cm" svg:height="0.896cm" svg:x="2.515cm" svg:y="11.017cm">
          <draw:text-box>
            <text:p><text:span text:style-name="T5">pTA1</text:span></text:p>
          </draw:text-box>
        </draw:frame>
        <draw:connector draw:style-name="gr21" draw:text-style-name="P30" draw:layer="layout" draw:type="curve" svg:x1="11.113cm" svg:y1="9.941cm" svg:x2="11.79cm" svg:y2="9.941cm" draw:start-shape="id16" draw:start-glue-point="1" draw:end-shape="id19" svg:d="M11113 9941h677" svg:viewBox="0 0 678 1">
          <text:p/>
        </draw:connector>
        <draw:connector draw:style-name="gr21" draw:text-style-name="P30" draw:layer="layout" draw:type="curve" svg:x1="13.822cm" svg:y1="9.941cm" svg:x2="14.5cm" svg:y2="9.941cm" draw:start-shape="id19" draw:start-glue-point="1" draw:end-shape="id20" svg:d="M13822 9941h678" svg:viewBox="0 0 679 1">
          <text:p/>
        </draw:connector>
        <draw:connector draw:style-name="gr21" draw:text-style-name="P30" draw:layer="layout" draw:type="curve" svg:x1="16.532cm" svg:y1="9.941cm" svg:x2="18.409cm" svg:y2="9.941cm" draw:start-shape="id20" draw:start-glue-point="1" draw:end-shape="id17" svg:d="M16532 9941h1877" svg:viewBox="0 0 1878 1">
          <text:p/>
        </draw:connector>
        <draw:frame draw:style-name="gr40" draw:text-style-name="P28" xml:id="id24" draw:id="id24" draw:layer="layout" svg:width="2.032cm" svg:height="0.895cm" svg:x="18.402cm" svg:y="11.018cm">
          <draw:text-box>
            <text:p><text:span text:style-name="T5">LEU2</text:span></text:p>
          </draw:text-box>
        </draw:frame>
        <draw:frame draw:style-name="gr40" draw:text-style-name="P28" xml:id="id21" draw:id="id21" draw:layer="layout" svg:width="2.032cm" svg:height="0.895cm" svg:x="9.074cm" svg:y="11.018cm">
          <draw:text-box>
            <text:p><text:span text:style-name="T5">amp</text:span></text:p>
          </draw:text-box>
        </draw:frame>
        <draw:frame draw:style-name="gr40" draw:text-style-name="P28" xml:id="id23" draw:id="id23" draw:layer="layout" svg:width="2.032cm" svg:height="0.895cm" svg:x="14.493cm" svg:y="11.018cm">
          <draw:text-box>
            <text:p><text:span text:style-name="T5">2µ</text:span></text:p>
          </draw:text-box>
        </draw:frame>
        <draw:frame draw:style-name="gr41" draw:text-style-name="P32" xml:id="id22" draw:id="id22" draw:layer="layout" svg:width="2.032cm" svg:height="0.895cm" svg:x="11.783cm" svg:y="11.018cm">
          <draw:text-box>
            <text:p text:style-name="P31"><text:span text:style-name="T5">pBR</text:span></text:p>
          </draw:text-box>
        </draw:frame>
        <draw:connector draw:style-name="gr21" draw:text-style-name="P30" draw:layer="layout" draw:type="curve" svg:x1="11.106cm" svg:y1="11.465cm" svg:x2="11.783cm" svg:y2="11.465cm" draw:start-shape="id21" draw:start-glue-point="1" draw:end-shape="id22" svg:d="M11106 11465h677" svg:viewBox="0 0 678 1">
          <text:p/>
        </draw:connector>
        <draw:connector draw:style-name="gr21" draw:text-style-name="P30" draw:layer="layout" draw:type="curve" svg:x1="13.815cm" svg:y1="11.465cm" svg:x2="14.493cm" svg:y2="11.465cm" draw:start-shape="id22" draw:start-glue-point="1" draw:end-shape="id23" svg:d="M13815 11465h678" svg:viewBox="0 0 679 1">
          <text:p/>
        </draw:connector>
        <draw:connector draw:style-name="gr21" draw:text-style-name="P30" draw:layer="layout" draw:type="curve" svg:x1="16.525cm" svg:y1="11.465cm" svg:x2="18.402cm" svg:y2="11.465cm" draw:start-shape="id23" draw:start-glue-point="1" draw:end-shape="id24" svg:d="M16525 11465h1877" svg:viewBox="0 0 1878 1">
          <text:p/>
        </draw:connector>
        <draw:connector draw:style-name="gr42" draw:text-style-name="P30" draw:layer="layout" draw:type="curve" svg:x1="8.04cm" svg:y1="11.465cm" svg:x2="9.074cm" svg:y2="11.465cm" draw:end-shape="id21" draw:end-glue-point="3" svg:d="M8040 11465h1034" svg:viewBox="0 0 1035 1">
          <text:p/>
        </draw:connector>
        <draw:connector draw:style-name="gr42" draw:text-style-name="P30" draw:layer="layout" draw:type="curve" svg:x1="20.434cm" svg:y1="11.465cm" svg:x2="21.31cm" svg:y2="11.458cm" draw:start-shape="id24" draw:start-glue-point="1" svg:d="M20434 11465c1033 0 596-7 876-7" svg:viewBox="0 0 877 8">
          <text:p/>
        </draw:connector>
        <draw:custom-shape draw:style-name="gr15" draw:text-style-name="P11" draw:layer="layout" svg:width="1.257cm" svg:height="0.299cm" svg:x="26.391cm" svg:y="6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257cm" svg:height="0.299cm" svg:x="25.121cm" svg:y="6.0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29" draw:layer="layout" svg:width="2.54cm" svg:height="0.896cm" svg:x="25.375cm" svg:y="6.833cm">
          <draw:text-box>
            <text:p text:style-name="P31"><text:span text:style-name="T9">CRP</text:span><text:span text:style-name="T5">Δ</text:span></text:p>
          </draw:text-box>
        </draw:frame>
        <presentation:notes draw:style-name="dp2">
          <draw:page-thumbnail draw:style-name="gr37" draw:layer="layout" svg:width="14.848cm" svg:height="11.136cm" svg:x="3.075cm" svg:y="2.257cm" draw:page-number="2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43" draw:text-style-name="P34" draw:layer="layout" svg:width="5.5cm" svg:height="1cm" svg:x="11cm" svg:y="12cm">
          <text:p text:style-name="P33">crp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5" draw:layer="layout" svg:width="5.5cm" svg:height="1cm" draw:transform="rotate (0.678933079025794) translate (8.5cm 4.954cm)">
          <text:p text:style-name="P33">CEN A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6" draw:layer="layout" svg:width="5.5cm" svg:height="1cm" draw:transform="rotate (-0.635648913576335) translate (14.574cm 1.654cm)">
          <text:p text:style-name="P33">p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draw:layer="layout" svg:width="5.5cm" svg:height="1cm" draw:transform="rotate (-1.25209920538073) translate (8.95cm 6.464cm)">
          <text:p text:style-name="P33">HIS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8" draw:layer="layout" svg:width="5.5cm" svg:height="1cm" draw:transform="rotate (1.25873145653831) translate (16.661cm 11.545cm)">
          <text:p text:style-name="P33">a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5" draw:layer="layout" svg:width="5.5cm" svg:height="1cm" draw:transform="rotate (0.678933079025794) translate (8.501cm 4.954cm)">
          <text:p text:style-name="P33">CEN A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5" draw:layer="layout" svg:width="5.5cm" svg:height="1cm" draw:transform="rotate (0.678933079025794) translate (7.592cm 3.954cm)">
          <text:p text:style-name="P33">2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0" draw:text-style-name="P39" draw:layer="layout" svg:x1="8.564cm" svg:y1="4.942cm" svg:x2="8.246cm" svg:y2="6.129cm">
          <text:p/>
        </draw:line>
        <draw:line draw:style-name="gr50" draw:text-style-name="P39" draw:layer="layout" svg:x1="8.821cm" svg:y1="5.666cm" svg:x2="8.573cm" svg:y2="6.652cm">
          <text:p/>
        </draw:line>
        <draw:line draw:style-name="gr50" draw:text-style-name="P39" draw:layer="layout" svg:x1="13.968cm" svg:y1="2.219cm" svg:x2="13.358cm" svg:y2="2.171cm">
          <text:p/>
        </draw:line>
        <draw:line draw:style-name="gr50" draw:text-style-name="P39" draw:layer="layout" svg:x1="18.426cm" svg:y1="5.611cm" svg:x2="18.514cm" svg:y2="6.146cm">
          <text:p/>
        </draw:line>
        <draw:line draw:style-name="gr50" draw:text-style-name="P39" draw:layer="layout" svg:x1="16.784cm" svg:y1="11.574cm" svg:x2="16.56cm" svg:y2="11.872cm">
          <text:p/>
        </draw:line>
        <draw:line draw:style-name="gr50" draw:text-style-name="P39" draw:layer="layout" svg:x1="14.477cm" svg:y1="1.744cm" svg:x2="13.867cm" svg:y2="1.696cm">
          <text:p/>
        </draw:line>
        <draw:line draw:style-name="gr50" draw:text-style-name="P39" draw:layer="layout" svg:x1="18.934cm" svg:y1="5.516cm" svg:x2="19.088cm" svg:y2="6.5cm">
          <text:p/>
        </draw:line>
        <draw:line draw:style-name="gr50" draw:text-style-name="P39" draw:layer="layout" svg:x1="17.089cm" svg:y1="11.92cm" svg:x2="16.506cm" svg:y2="12.835cm">
          <text:p/>
        </draw:line>
        <draw:line draw:style-name="gr50" draw:text-style-name="P39" draw:layer="layout" svg:x1="10.642cm" svg:y1="11.862cm" svg:x2="11cm" svg:y2="12.294cm">
          <text:p/>
        </draw:line>
        <draw:line draw:style-name="gr50" draw:text-style-name="P39" draw:layer="layout" svg:x1="7.592cm" svg:y1="4cm" svg:x2="7cm" svg:y2="4.5cm">
          <text:p/>
        </draw:line>
        <draw:line draw:style-name="gr50" draw:text-style-name="P39" draw:layer="layout" svg:x1="13cm" svg:y1="0.689cm" svg:x2="12.408cm" svg:y2="1.189cm">
          <text:p/>
        </draw:line>
        <draw:frame draw:style-name="gr51" draw:text-style-name="P18" draw:layer="layout" svg:width="3.5cm" svg:height="1cm" svg:x="16.442cm" svg:y="2.323cm">
          <draw:text-box>
            <text:p>pBR322</text:p>
          </draw:text-box>
        </draw:frame>
        <draw:frame draw:style-name="gr52" draw:text-style-name="P18" draw:layer="layout" svg:width="1.967cm" svg:height="0.962cm" svg:x="12.68cm" svg:y="13cm">
          <draw:text-box>
            <text:p>pTA1</text:p>
          </draw:text-box>
        </draw:frame>
        <draw:frame draw:style-name="gr53" draw:text-style-name="P29" draw:layer="layout" svg:width="2.437cm" svg:height="0.963cm" svg:x="11cm" svg:y="4.181cm">
          <draw:text-box>
            <text:p>pSH65</text:p>
          </draw:text-box>
        </draw:frame>
        <draw:frame draw:style-name="gr54" draw:text-style-name="P29" draw:layer="layout" svg:width="6.056cm" svg:height="0.962cm" svg:x="18.273cm" svg:y="9.015cm">
          <draw:text-box>
            <text:p>pUG35 CYC1-GFP </text:p>
          </draw:text-box>
        </draw:frame>
        <draw:frame draw:style-name="gr53" draw:text-style-name="P29" draw:layer="layout" svg:width="3.563cm" svg:height="0.963cm" svg:x="6.5cm" svg:y="1.155cm">
          <draw:text-box>
            <text:p>YEplac181</text:p>
          </draw:text-box>
        </draw:frame>
        <draw:custom-shape draw:style-name="gr55" draw:text-style-name="P36" draw:layer="layout" svg:width="5.5cm" svg:height="1cm" draw:transform="rotate (0.00820304748437335) translate (21.986cm 1.461cm)">
          <text:p text:style-name="P33">ORI <text:span text:style-name="T7">E.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5" draw:layer="layout" svg:width="5.5cm" svg:height="1cm" draw:transform="rotate (-0.000174532925199667) translate (21.986cm 0.055cm)">
          <text:p text:style-name="P33">ORI yea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4" draw:layer="layout" svg:width="5.5cm" svg:height="1cm" svg:x="21.986cm" svg:y="5.5cm">
          <text:p text:style-name="P33">m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9" draw:layer="layout" svg:width="3.563cm" svg:height="0.963cm" svg:x="5.231cm" svg:y="9.323cm">
          <draw:text-box>
            <text:p>p423GPD</text:p>
          </draw:text-box>
        </draw:frame>
        <draw:custom-shape draw:style-name="gr58" draw:text-style-name="P37" draw:layer="layout" svg:width="5.499cm" svg:height="1cm" draw:transform="skewX (-0.012915436464758) rotate (0.000698131700797732) translate (21.986cm 4.143cm)">
          <text:p text:style-name="P33">Marker yea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8" draw:layer="layout" svg:width="5.5cm" svg:height="1cm" draw:transform="skewX (0.012915436464758) rotate (0.0101229096615671) translate (21.989cm 2.849cm)">
          <text:p text:style-name="P33">Marker<text:span text:style-name="T7"> E.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7" draw:layer="layout" svg:width="19.798cm" svg:height="11.136cm" svg:x="0.6cm" svg:y="2.257cm" draw:page-number="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60" draw:text-style-name="P34" draw:layer="layout" svg:width="5.5cm" svg:height="1cm" svg:x="11cm" svg:y="12cm">
          <text:p text:style-name="P33">crp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5" draw:layer="layout" svg:width="5.5cm" svg:height="1cm" draw:transform="rotate (0.678933079025794) translate (8.5cm 4.954cm)">
          <text:p text:style-name="P33">CEN A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6" draw:layer="layout" svg:width="5.5cm" svg:height="1cm" draw:transform="rotate (-0.635648913576335) translate (14.574cm 1.654cm)">
          <text:p text:style-name="P33">p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7" draw:layer="layout" svg:width="5.5cm" svg:height="1cm" draw:transform="rotate (-1.25209920538073) translate (8.95cm 6.464cm)">
          <text:p text:style-name="P33">TRP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8" draw:layer="layout" svg:width="5.5cm" svg:height="1cm" draw:transform="rotate (1.25873145653831) translate (16.661cm 11.545cm)">
          <text:p text:style-name="P33">a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5" draw:layer="layout" svg:width="5.5cm" svg:height="1cm" draw:transform="rotate (0.678933079025794) translate (8.501cm 4.954cm)">
          <text:p text:style-name="P33">CEN A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5" draw:layer="layout" svg:width="5.5cm" svg:height="1cm" draw:transform="rotate (0.678933079025794) translate (7.592cm 3.954cm)">
          <text:p text:style-name="P33">2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7" draw:layer="layout" svg:width="5.5cm" svg:height="1cm" draw:transform="rotate (-1.25209920538073) translate (7.85cm 6.964cm)">
          <text:p text:style-name="P33">URA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7" draw:layer="layout" svg:width="5.5cm" svg:height="1cm" draw:transform="rotate (-1.25209920538073) translate (6.65cm 7.365cm)">
          <text:p text:style-name="P33">KanMX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0" draw:text-style-name="P39" draw:layer="layout" svg:x1="8.564cm" svg:y1="4.942cm" svg:x2="8.246cm" svg:y2="6.129cm">
          <text:p/>
        </draw:line>
        <draw:line draw:style-name="gr50" draw:text-style-name="P39" draw:layer="layout" svg:x1="8.821cm" svg:y1="5.666cm" svg:x2="8.573cm" svg:y2="6.652cm">
          <text:p/>
        </draw:line>
        <draw:line draw:style-name="gr50" draw:text-style-name="P39" draw:layer="layout" svg:x1="13.968cm" svg:y1="2.219cm" svg:x2="13.358cm" svg:y2="2.171cm">
          <text:p/>
        </draw:line>
        <draw:line draw:style-name="gr50" draw:text-style-name="P39" draw:layer="layout" svg:x1="18.426cm" svg:y1="5.611cm" svg:x2="18.514cm" svg:y2="6.146cm">
          <text:p/>
        </draw:line>
        <draw:line draw:style-name="gr50" draw:text-style-name="P39" draw:layer="layout" svg:x1="16.784cm" svg:y1="11.574cm" svg:x2="16.56cm" svg:y2="11.872cm">
          <text:p/>
        </draw:line>
        <draw:line draw:style-name="gr50" draw:text-style-name="P39" draw:layer="layout" svg:x1="9.878cm" svg:y1="11.906cm" svg:x2="10.554cm" svg:y2="12.7cm">
          <text:p/>
        </draw:line>
        <draw:line draw:style-name="gr50" draw:text-style-name="P39" draw:layer="layout" svg:x1="14.477cm" svg:y1="1.744cm" svg:x2="13.867cm" svg:y2="1.696cm">
          <text:p/>
        </draw:line>
        <draw:line draw:style-name="gr50" draw:text-style-name="P39" draw:layer="layout" svg:x1="18.934cm" svg:y1="5.516cm" svg:x2="19.088cm" svg:y2="6.5cm">
          <text:p/>
        </draw:line>
        <draw:line draw:style-name="gr50" draw:text-style-name="P39" draw:layer="layout" svg:x1="17.089cm" svg:y1="11.92cm" svg:x2="16.506cm" svg:y2="12.835cm">
          <text:p/>
        </draw:line>
        <draw:line draw:style-name="gr50" draw:text-style-name="P39" draw:layer="layout" svg:x1="10.642cm" svg:y1="11.862cm" svg:x2="11cm" svg:y2="12.294cm">
          <text:p/>
        </draw:line>
        <draw:line draw:style-name="gr50" draw:text-style-name="P39" draw:layer="layout" svg:x1="7.592cm" svg:y1="4cm" svg:x2="7cm" svg:y2="4.5cm">
          <text:p/>
        </draw:line>
        <draw:line draw:style-name="gr50" draw:text-style-name="P39" draw:layer="layout" svg:x1="13cm" svg:y1="0.689cm" svg:x2="12.408cm" svg:y2="1.189cm">
          <text:p/>
        </draw:line>
        <draw:line draw:style-name="gr50" draw:text-style-name="P39" draw:layer="layout" svg:x1="7.225cm" svg:y1="7.133cm" svg:x2="7cm" svg:y2="6.5cm">
          <text:p/>
        </draw:line>
        <draw:line draw:style-name="gr50" draw:text-style-name="P39" draw:layer="layout" svg:x1="9.225cm" svg:y1="13cm" svg:x2="9cm" svg:y2="12.367cm">
          <text:p/>
        </draw:line>
        <draw:line draw:style-name="gr50" draw:text-style-name="P39" draw:layer="layout" svg:x1="7.226cm" svg:y1="7.134cm" svg:x2="7.001cm" svg:y2="6.501cm">
          <text:p/>
        </draw:line>
        <draw:line draw:style-name="gr50" draw:text-style-name="P39" draw:layer="layout" svg:x1="8.145cm" svg:y1="13.387cm" svg:x2="7.92cm" svg:y2="12.754cm">
          <text:p/>
        </draw:line>
        <draw:frame draw:style-name="gr51" draw:text-style-name="P18" draw:layer="layout" svg:width="3.5cm" svg:height="1cm" svg:x="17cm" svg:y="2cm">
          <draw:text-box>
            <text:p>pBR322</text:p>
          </draw:text-box>
        </draw:frame>
        <draw:frame draw:style-name="gr52" draw:text-style-name="P18" draw:layer="layout" svg:width="1.967cm" svg:height="0.962cm" svg:x="12.533cm" svg:y="13.5cm">
          <draw:text-box>
            <text:p>pTA1</text:p>
          </draw:text-box>
        </draw:frame>
        <draw:frame draw:style-name="gr53" draw:text-style-name="P29" draw:layer="layout" svg:width="2.437cm" svg:height="0.963cm" svg:x="4.563cm" svg:y="2.537cm">
          <draw:text-box>
            <text:p>pSH65</text:p>
          </draw:text-box>
        </draw:frame>
        <draw:frame draw:style-name="gr54" draw:text-style-name="P29" draw:layer="layout" svg:width="6.056cm" svg:height="0.962cm" svg:x="19.008cm" svg:y="9.133cm">
          <draw:text-box>
            <text:p>pUG35 CYC1-GFP </text:p>
          </draw:text-box>
        </draw:frame>
        <draw:frame draw:style-name="gr53" draw:text-style-name="P29" draw:layer="layout" svg:width="3.563cm" svg:height="0.963cm" svg:x="5.5cm" svg:y="1.037cm">
          <draw:text-box>
            <text:p>YEplac181</text:p>
          </draw:text-box>
        </draw:frame>
        <draw:frame draw:style-name="gr53" draw:text-style-name="P29" draw:layer="layout" svg:width="3.516cm" svg:height="0.963cm" svg:x="0.5cm" svg:y="10.5cm">
          <draw:text-box>
            <text:p>YEplac112</text:p>
          </draw:text-box>
        </draw:frame>
        <draw:frame draw:style-name="gr53" draw:text-style-name="P29" draw:layer="layout" svg:width="3.563cm" svg:height="0.963cm" svg:x="0.437cm" svg:y="12.037cm">
          <draw:text-box>
            <text:p>YEplac195</text:p>
          </draw:text-box>
        </draw:frame>
        <draw:frame draw:style-name="gr53" draw:text-style-name="P29" draw:layer="layout" svg:width="8.025cm" svg:height="0.963cm" svg:x="0cm" svg:y="13.5cm">
          <draw:text-box>
            <text:p>pFA6a-GFPS65T-kanMX6 </text:p>
          </draw:text-box>
        </draw:frame>
        <draw:line draw:style-name="gr50" draw:text-style-name="P39" draw:layer="layout" svg:x1="6cm" svg:y1="7.5cm" svg:x2="5.775cm" svg:y2="6.867cm">
          <text:p/>
        </draw:line>
        <draw:custom-shape draw:style-name="gr69" draw:text-style-name="P36" draw:layer="layout" svg:width="5.5cm" svg:height="1cm" draw:transform="rotate (0.00820304748437335) translate (21.986cm 1.468cm)">
          <text:p text:style-name="P33">ORI <text:span text:style-name="T7">E.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5" draw:layer="layout" svg:width="5.5cm" svg:height="1cm" draw:transform="rotate (-0.000174532925199667) translate (22.01cm 0.055cm)">
          <text:p text:style-name="P33">ORI yea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7" draw:layer="layout" svg:width="5.5cm" svg:height="1cm" draw:transform="rotate (-0.0157079632679491) translate (22.016cm 4cm)">
          <text:p text:style-name="P33">Marker yea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4" draw:layer="layout" svg:width="5.5cm" svg:height="1cm" svg:x="22cm" svg:y="5.5cm">
          <text:p text:style-name="P33">m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8" draw:layer="layout" svg:width="5.5cm" svg:height="1cm" draw:transform="rotate (-0.002792526803191) translate (22.043cm 2.932cm)">
          <text:p text:style-name="P33">Marker<text:span text:style-name="T7"> E.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7" draw:layer="layout" svg:width="19.798cm" svg:height="11.136cm" svg:x="0.6cm" svg:y="2.257cm" draw:page-number="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74" draw:text-style-name="P41" draw:layer="layout" svg:width="5.5cm" svg:height="1cm" svg:x="5.4cm" svg:y="12cm">
          <text:p text:style-name="P40"><text:span text:style-name="T10">crp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2" draw:layer="layout" svg:width="5.5cm" svg:height="1cm" draw:transform="rotate (0.678933079025794) translate (2.9cm 4.954cm)">
          <text:p text:style-name="P40"><text:span text:style-name="T10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3" draw:layer="layout" svg:width="5.5cm" svg:height="1cm" draw:transform="rotate (-0.635648913576335) translate (8.974cm 1.654cm)">
          <text:p text:style-name="P40"><text:span text:style-name="T10">p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4" draw:layer="layout" svg:width="5.5cm" svg:height="1cm" draw:transform="rotate (-1.25209920538073) translate (3.35cm 6.464cm)">
          <text:p text:style-name="P40"><text:span text:style-name="T10">TR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5.5cm" svg:height="1cm" draw:transform="rotate (1.25873145653831) translate (11.061cm 11.545cm)">
          <text:p text:style-name="P40"><text:span text:style-name="T10">a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2" draw:layer="layout" svg:width="5.5cm" svg:height="1cm" draw:transform="rotate (0.678933079025794) translate (2.901cm 4.954cm)">
          <text:p text:style-name="P40"><text:span text:style-name="T10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42" draw:layer="layout" svg:width="5.5cm" svg:height="1cm" draw:transform="rotate (0.678933079025794) translate (1.992cm 3.954cm)">
          <text:p text:style-name="P40"><text:span text:style-name="T10">2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4" draw:layer="layout" svg:width="5.5cm" svg:height="1cm" draw:transform="rotate (-1.25209920538073) translate (2.25cm 6.964cm)">
          <text:p text:style-name="P40"><text:span text:style-name="T10">UR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44" draw:layer="layout" svg:width="5.5cm" svg:height="1cm" draw:transform="rotate (-1.25209920538073) translate (1.05cm 7.365cm)">
          <text:p text:style-name="P40"><text:span text:style-name="T10">KanMX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3" draw:text-style-name="P39" draw:layer="layout" svg:x1="2.964cm" svg:y1="4.942cm" svg:x2="2.646cm" svg:y2="6.129cm">
          <text:p/>
        </draw:line>
        <draw:line draw:style-name="gr83" draw:text-style-name="P39" draw:layer="layout" svg:x1="3.221cm" svg:y1="5.666cm" svg:x2="2.973cm" svg:y2="6.652cm">
          <text:p/>
        </draw:line>
        <draw:line draw:style-name="gr83" draw:text-style-name="P39" draw:layer="layout" svg:x1="8.368cm" svg:y1="2.219cm" svg:x2="7.758cm" svg:y2="2.171cm">
          <text:p/>
        </draw:line>
        <draw:line draw:style-name="gr83" draw:text-style-name="P39" draw:layer="layout" svg:x1="12.826cm" svg:y1="5.611cm" svg:x2="12.914cm" svg:y2="6.146cm">
          <text:p/>
        </draw:line>
        <draw:line draw:style-name="gr83" draw:text-style-name="P39" draw:layer="layout" svg:x1="11.184cm" svg:y1="11.574cm" svg:x2="10.96cm" svg:y2="11.872cm">
          <text:p/>
        </draw:line>
        <draw:line draw:style-name="gr83" draw:text-style-name="P39" draw:layer="layout" svg:x1="4.278cm" svg:y1="11.906cm" svg:x2="4.954cm" svg:y2="12.7cm">
          <text:p/>
        </draw:line>
        <draw:line draw:style-name="gr83" draw:text-style-name="P39" draw:layer="layout" svg:x1="8.877cm" svg:y1="1.744cm" svg:x2="8.267cm" svg:y2="1.696cm">
          <text:p/>
        </draw:line>
        <draw:line draw:style-name="gr83" draw:text-style-name="P39" draw:layer="layout" svg:x1="13.334cm" svg:y1="5.516cm" svg:x2="13.488cm" svg:y2="6.5cm">
          <text:p/>
        </draw:line>
        <draw:line draw:style-name="gr83" draw:text-style-name="P39" draw:layer="layout" svg:x1="11.489cm" svg:y1="11.92cm" svg:x2="10.906cm" svg:y2="12.835cm">
          <text:p/>
        </draw:line>
        <draw:line draw:style-name="gr83" draw:text-style-name="P39" draw:layer="layout" svg:x1="5.042cm" svg:y1="11.862cm" svg:x2="5.4cm" svg:y2="12.294cm">
          <text:p/>
        </draw:line>
        <draw:line draw:style-name="gr83" draw:text-style-name="P39" draw:layer="layout" svg:x1="1.992cm" svg:y1="4cm" svg:x2="1.4cm" svg:y2="4.5cm">
          <text:p/>
        </draw:line>
        <draw:line draw:style-name="gr83" draw:text-style-name="P39" draw:layer="layout" svg:x1="7.4cm" svg:y1="0.689cm" svg:x2="6.808cm" svg:y2="1.189cm">
          <text:p/>
        </draw:line>
        <draw:line draw:style-name="gr83" draw:text-style-name="P39" draw:layer="layout" svg:x1="1.625cm" svg:y1="7.133cm" svg:x2="1.4cm" svg:y2="6.5cm">
          <text:p/>
        </draw:line>
        <draw:line draw:style-name="gr83" draw:text-style-name="P39" draw:layer="layout" svg:x1="3.625cm" svg:y1="13cm" svg:x2="3.4cm" svg:y2="12.367cm">
          <text:p/>
        </draw:line>
        <draw:line draw:style-name="gr83" draw:text-style-name="P39" draw:layer="layout" svg:x1="1.626cm" svg:y1="7.134cm" svg:x2="1.401cm" svg:y2="6.501cm">
          <text:p/>
        </draw:line>
        <draw:line draw:style-name="gr83" draw:text-style-name="P39" draw:layer="layout" svg:x1="2.545cm" svg:y1="13.387cm" svg:x2="2.32cm" svg:y2="12.754cm">
          <text:p/>
        </draw:line>
        <draw:line draw:style-name="gr83" draw:text-style-name="P39" draw:layer="layout" svg:x1="0.401cm" svg:y1="7.501cm" svg:x2="0.176cm" svg:y2="6.868cm">
          <text:p/>
        </draw:line>
        <draw:line draw:style-name="gr84" draw:text-style-name="P39" draw:layer="layout" svg:x1="6cm" svg:y1="11.5cm" svg:x2="7.5cm" svg:y2="11.5cm">
          <text:p/>
        </draw:line>
        <draw:line draw:style-name="gr84" draw:text-style-name="P39" draw:layer="layout" svg:x1="14.04cm" svg:y1="6.811cm" svg:x2="13.701cm" svg:y2="8cm">
          <text:p/>
        </draw:line>
        <draw:frame draw:style-name="gr85" draw:text-style-name="P29" draw:layer="layout" svg:width="1.556cm" svg:height="0.962cm" svg:x="14.5cm" svg:y="7cm">
          <draw:text-box>
            <text:p>987</text:p>
          </draw:text-box>
        </draw:frame>
        <draw:frame draw:style-name="gr85" draw:text-style-name="P29" draw:layer="layout" svg:width="1.556cm" svg:height="0.962cm" svg:x="5.944cm" svg:y="10.5cm">
          <draw:text-box>
            <text:p>577</text:p>
          </draw:text-box>
        </draw:frame>
        <draw:frame draw:style-name="gr86" draw:text-style-name="P6" draw:layer="layout" svg:width="8cm" svg:height="5.293cm" svg:x="18cm" svg:y="8.5cm">
          <draw:image xlink:href="Pictures/10000001000003000000023ED2E57A18C923BB8C.png" xlink:type="simple" xlink:show="embed" xlink:actuate="onLoad" draw:mime-type="image/png">
            <text:p/>
          </draw:image>
        </draw:frame>
        <draw:frame draw:style-name="gr87" draw:text-style-name="P29" draw:layer="layout" svg:width="8.833cm" svg:height="1.673cm" svg:x="17.667cm" svg:y="7cm">
          <draw:text-box>
            <text:p>PTA5, pTA6, pTA8 and pTA10</text:p>
          </draw:text-box>
        </draw:frame>
        <draw:frame draw:style-name="gr88" draw:text-style-name="P18" draw:layer="layout" svg:width="6.454cm" svg:height="1.673cm" svg:x="15.563cm" svg:y="0.827cm">
          <draw:text-box>
            <text:p>Diagnostic PCR with </text:p>
            <text:p>Primers 577 and 987</text:p>
          </draw:text-box>
        </draw:frame>
        <presentation:notes draw:style-name="dp2">
          <draw:page-thumbnail draw:style-name="gr37" draw:layer="layout" svg:width="19.798cm" svg:height="11.136cm" svg:x="0.6cm" svg:y="2.257cm" draw:page-number="5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89" draw:text-style-name="P41" draw:layer="layout" svg:width="5.5cm" svg:height="1cm" svg:x="11cm" svg:y="12cm">
          <text:p text:style-name="P40"><text:span text:style-name="T10">crp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2" draw:layer="layout" svg:width="5.5cm" svg:height="1cm" draw:transform="rotate (0.678933079025794) translate (8.5cm 4.954cm)">
          <text:p text:style-name="P40"><text:span text:style-name="T10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3" draw:layer="layout" svg:width="5.5cm" svg:height="1cm" draw:transform="rotate (-0.635648913576335) translate (14.574cm 1.654cm)">
          <text:p text:style-name="P40"><text:span text:style-name="T10">p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44" draw:layer="layout" svg:width="5.5cm" svg:height="1cm" draw:transform="rotate (-1.25209920538073) translate (8.95cm 6.464cm)">
          <text:p text:style-name="P40"><text:span text:style-name="T10">TR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5" draw:layer="layout" svg:width="5.5cm" svg:height="1cm" draw:transform="rotate (1.25873145653831) translate (16.661cm 11.545cm)">
          <text:p text:style-name="P40"><text:span text:style-name="T10">a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2" draw:layer="layout" svg:width="5.5cm" svg:height="1cm" draw:transform="rotate (0.678933079025794) translate (8.501cm 4.954cm)">
          <text:p text:style-name="P40"><text:span text:style-name="T10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2" draw:layer="layout" svg:width="5.5cm" svg:height="1cm" draw:transform="rotate (0.678933079025794) translate (7.592cm 3.954cm)">
          <text:p text:style-name="P40"><text:span text:style-name="T10">2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44" draw:layer="layout" svg:width="5.5cm" svg:height="1cm" draw:transform="rotate (-1.25209920538073) translate (7.85cm 6.964cm)">
          <text:p text:style-name="P40"><text:span text:style-name="T10">UR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4" draw:layer="layout" svg:width="5.5cm" svg:height="1cm" draw:transform="rotate (-1.25209920538073) translate (6.65cm 7.365cm)">
          <text:p text:style-name="P40"><text:span text:style-name="T10">KanMX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7" draw:layer="layout" svg:width="19.798cm" svg:height="11.136cm" svg:x="0.6cm" svg:y="2.257cm" draw:page-number="6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rl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945cm" svg:height="11.03cm" svg:x="2.376cm" svg:y="5.441cm" presentation:class="outline" presentation:placeholder="true">
        <draw:text-box/>
      </draw:frame>
      <draw:frame presentation:style-name="Mpr1" draw:text-style-name="MP2" draw:layer="backgroundobjects" svg:width="6.457cm" svg:height="1.311cm" svg:x="2.376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6cm" svg:height="1.311cm" svg:x="10.47cm" svg:y="1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7cm" svg:height="1.311cm" svg:x="20.864cm" svg:y="18.3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jorn </meta:initial-creator>
    <meta:creation-date>2013-06-07T11:37:07</meta:creation-date>
    <dc:date>2022-03-17T17:07:47.851294478</dc:date>
    <meta:editing-duration>PT9H26M59S</meta:editing-duration>
    <meta:editing-cycles>32</meta:editing-cycles>
    <meta:generator>LibreOffice/7.3.1.3$Linux_X86_64 LibreOffice_project/30$Build-3</meta:generator>
    <dc:creator>Björn Johansson</dc:creator>
    <meta:document-statistic meta:object-count="302"/>
  </office:meta>
</office:document-meta>
</file>